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" draw:marker-end="" draw:fill="none" draw:textarea-vertical-align="middle"/>
    </style:style>
    <style:style style:name="gr9" style:family="graphic" style:parent-style-name="standard">
      <style:graphic-properties draw:marker-start="" draw:marker-end="" draw:textarea-vertical-align="middle"/>
    </style:style>
    <style:style style:name="gr10" style:family="graphic">
      <style:graphic-properties draw:textarea-horizontal-align="justify" draw:textarea-vertical-align="middle" draw:auto-grow-height="false"/>
    </style:style>
    <style:style style:name="gr11" style:family="graphic">
      <style:graphic-properties svg:stroke-color="#000000" draw:textarea-horizontal-align="justify" draw:textarea-vertical-align="middle" draw:auto-grow-height="false"/>
    </style:style>
    <style:style style:name="gr12" style:family="graphic">
      <style:graphic-properties svg:stroke-color="#000000" draw:textarea-horizontal-align="justify" draw:textarea-vertical-align="middle" draw:auto-grow-height="false"/>
    </style:style>
    <style:style style:name="gr13" style:family="graphic">
      <style:graphic-properties draw:stroke="none" svg:stroke-color="#ffffff" draw:fill="none" draw:textarea-horizontal-align="justify" draw:textarea-vertical-align="middle" draw:auto-grow-height="false"/>
    </style:style>
    <style:style style:name="gr14" style:family="graphic">
      <style:graphic-properties draw:stroke="none"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96pt" style:font-size-asian="96pt" style:font-size-complex="96pt"/>
    </style:style>
    <style:style style:name="P7" style:family="paragraph">
      <style:paragraph-properties fo:text-align="center"/>
      <style:text-properties fo:font-size="14pt"/>
    </style:style>
    <style:style style:name="P8" style:family="paragraph">
      <style:paragraph-properties fo:text-align="start"/>
      <style:text-properties fo:font-size="14pt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4cm" svg:height="2cm" svg:x="21.7cm" svg:y="4.4cm">
          <text:p text:style-name="P1"><text:span text:style-name="T1">CARGAR</text:span></text:p>
          <text:p text:style-name="P1"><text:span text:style-name="T1">MAEST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cm" svg:height="2cm" svg:x="18cm" svg:y="1cm">
          <text:p text:style-name="P1"><text:span text:style-name="T1">TP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8cm" svg:x1="20cm" svg:y1="3cm" svg:x2="23.7cm" svg:y2="4.4cm" draw:start-shape="id1" draw:start-glue-point="2" draw:end-shape="id2" draw:end-glue-point="0" svg:d="M20000 3000v-100h3700v1500" svg:viewBox="0 0 3701 1501">
          <text:p/>
        </draw:connector>
        <draw:custom-shape draw:style-name="gr1" draw:text-style-name="P2" xml:id="id3" draw:id="id3" draw:layer="layout" svg:width="4cm" svg:height="2cm" svg:x="21.7cm" svg:y="8.5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1cm" svg:height="2.2cm" svg:x="12.7cm" svg:y="22.1cm">
          <text:p text:style-name="P1"><text:span text:style-name="T1">ABRIR-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3.7cm" svg:y1="6.4cm" svg:x2="23.7cm" svg:y2="8.5cm" draw:start-shape="id2" draw:start-glue-point="2" draw:end-shape="id3" draw:end-glue-point="0" svg:d="M23700 6400v2100" svg:viewBox="0 0 1 2101">
          <text:p/>
        </draw:connector>
        <draw:custom-shape draw:style-name="gr1" draw:text-style-name="P2" xml:id="id7" draw:id="id7" draw:layer="layout" svg:width="5.5cm" svg:height="2.4cm" svg:x="21.3cm" svg:y="22.1cm">
          <text:p text:style-name="P1"><text:span text:style-name="T1">LEER Y SETEAR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5.3cm" svg:height="2.5cm" svg:x="29.2cm" svg:y="22.1cm">
          <text:p text:style-name="P1"><text:span text:style-name="T1">POSICIONA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5.7cm" svg:height="2.5cm" svg:x="36.2cm" svg:y="22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8.3cm" svg:height="2.2cm" svg:x="11.6cm" svg:y="25.9cm">
          <text:p text:style-name="P1"><text:span text:style-name="T1">OPEN I ARCH-PARAMETROS</text:span></text:p>
          <text:p text:style-name="P1"><text:span text:style-name="T1">OPEN I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75cm" svg:y1="24.3cm" svg:x2="15.75cm" svg:y2="25.9cm" draw:start-shape="id4" draw:start-glue-point="2" draw:end-shape="id5" draw:end-glue-point="0" svg:d="M15750 24300v1600" svg:viewBox="0 0 1 1601">
          <text:p/>
        </draw:connector>
        <draw:custom-shape draw:style-name="gr1" draw:text-style-name="P2" xml:id="id32" draw:id="id32" draw:layer="layout" svg:width="4cm" svg:height="2cm" svg:x="37.3cm" svg:y="4.3cm">
          <text:p text:style-name="P1"><text:span text:style-name="T1">FINALIZ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7.8cm" svg:height="2.8cm" svg:x="11.9cm" svg:y="28.7cm">
          <text:p text:style-name="P1"><text:span text:style-name="T1">CALL 'SUBRUTINA-EMPRESAS'</text:span></text:p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75cm" svg:y1="28.1cm" svg:x2="15.8cm" svg:y2="28.7cm" draw:start-shape="id5" draw:start-glue-point="2" draw:end-shape="id6" draw:end-glue-point="0" svg:d="M15750 28100v300h50v300" svg:viewBox="0 0 51 601">
          <text:p/>
        </draw:connector>
        <draw:custom-shape draw:style-name="gr1" draw:text-style-name="P2" xml:id="id8" draw:id="id8" draw:layer="layout" svg:width="7.2cm" svg:height="4.6cm" svg:x="20.4cm" svg:y="26cm">
          <text:p text:style-name="P1"><text:span text:style-name="T1">READ ARCH-PARAMETROS.</text:span></text:p>
          <text:p text:style-name="P1"><text:span text:style-name="T1">WS-MIN-CUIT ←-</text:span></text:p>
          <text:p text:style-name="P1"><text:span text:style-name="T1">REG-PARAMETROS.</text:span></text:p>
          <text:p text:style-name="P1"><text:span text:style-name="T1"/></text:p>
          <text:p text:style-name="P1"><text:span text:style-name="T1">READ ARCH-PARAMETROS.</text:span></text:p>
          <text:p text:style-name="P1"><text:span text:style-name="T1">WS-MAX-CUIT ←-</text:span></text:p>
          <text:p text:style-name="P1"><text:span text:style-name="T1">REG-PARAMETROS.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4.05cm" svg:y1="24.5cm" svg:x2="24cm" svg:y2="26cm" draw:start-shape="id7" draw:start-glue-point="2" draw:end-shape="id8" draw:end-glue-point="0" svg:d="M24050 24500v750h-50v750" svg:viewBox="0 0 51 1501">
          <text:p/>
        </draw:connector>
        <draw:custom-shape draw:style-name="gr1" draw:text-style-name="P2" xml:id="id10" draw:id="id10" draw:layer="layout" svg:width="6.1cm" svg:height="4.5cm" svg:x="28.8cm" svg:y="26.06cm">
          <text:p text:style-name="P1"><text:span text:style-name="T1">REG-KEY-CUIT ←- </text:span></text:p>
          <text:p text:style-name="P1"><text:span text:style-name="T1">WS-MIN-CUIT </text:span></text:p>
          <text:p text:style-name="P1"><text:span text:style-name="T1"/></text:p>
          <text:p text:style-name="P1"><text:span text:style-name="T1">START ARCH-TIMES-IDX .</text:span></text:p>
          <text:p text:style-name="P1"><text:span text:style-name="T1">KEY IS NOT LESS</text:span></text:p>
          <text:p text:style-name="P1"><text:span text:style-name="T1">REG-KEY-CUIT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1.85cm" svg:y1="24.6cm" svg:x2="31.85cm" svg:y2="26.06cm" draw:start-shape="id9" draw:start-glue-point="2" draw:end-shape="id10" draw:end-glue-point="0" svg:d="M31850 24600v1460" svg:viewBox="0 0 1 1461">
          <text:p/>
        </draw:connector>
        <draw:custom-shape draw:style-name="gr1" draw:text-style-name="P2" xml:id="id12" draw:id="id12" draw:layer="layout" svg:width="6.1cm" svg:height="2.4cm" svg:x="36cm" svg:y="26.5cm">
          <text:p text:style-name="P3"><text:span text:style-name="T1">READ 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9.05cm" svg:y1="24.5cm" svg:x2="39.05cm" svg:y2="26.5cm" draw:start-shape="id11" draw:start-glue-point="2" draw:end-shape="id12" draw:end-glue-point="0" svg:d="M39050 24500v2000" svg:viewBox="0 0 1 2001">
          <text:p/>
        </draw:connector>
        <draw:custom-shape draw:style-name="gr3" draw:text-style-name="P2" draw:layer="Layer4" svg:width="5.3cm" svg:height="2cm" svg:x="36.6cm" svg:y="28.4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5.7cm" svg:height="2.5cm" svg:x="42.6cm" svg:y="22cm">
          <text:p text:style-name="P1"><text:span text:style-name="T1">CARGAR</text:span></text:p>
          <text:p text:style-name="P1"><text:span text:style-name="T1">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24.5cm" svg:y1="20.1cm" svg:x2="45.45cm" svg:y2="22cm" draw:end-shape="id13" draw:end-glue-point="0" svg:d="M24500 20100v1000h20950v900" svg:viewBox="0 0 20951 1901">
          <text:p/>
        </draw:connector>
        <draw:custom-shape draw:style-name="gr3" draw:text-style-name="P4" draw:layer="Layer4" svg:width="1.4cm" svg:height="2.1cm" svg:x="47.3cm" svg:y="21.7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5.7cm" svg:height="2.5cm" svg:x="37.9cm" svg:y="17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1.95cm" svg:y1="14.2cm" svg:x2="40.75cm" svg:y2="17cm" draw:start-shape="id14" draw:start-glue-point="2" draw:end-shape="id15" draw:end-glue-point="0" svg:d="M41950 14200v1400h-1200v1400" svg:viewBox="0 0 1201 2801">
          <text:p/>
        </draw:connector>
        <draw:custom-shape draw:style-name="gr3" draw:text-style-name="P2" draw:layer="Layer4" svg:width="5.3cm" svg:height="2cm" svg:x="45.4cm" svg:y="25.2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||</text:span></text:p>
          <text:p text:style-name="P1"><text:span text:style-name="T1">REG-KEY CUIT &gt;</text:span></text:p>
          <text:p text:style-name="P1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8.3cm" svg:height="2.2cm" svg:x="36.6cm" svg:y="21cm">
          <text:p text:style-name="P1"><text:span text:style-name="T1">CLOSE ARCH-PARAMETROS</text:span></text:p>
          <text:p text:style-name="P1"><text:span text:style-name="T1">CLOSE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19.5cm" svg:x2="40.75cm" svg:y2="21cm" draw:start-shape="id15" draw:end-shape="id16" draw:end-glue-point="0" svg:d="M40750 19500v1500" svg:viewBox="0 0 1 1501">
          <text:p/>
        </draw:connector>
        <draw:custom-shape draw:style-name="gr1" draw:text-style-name="P2" xml:id="id17" draw:id="id17" draw:layer="layout" svg:width="7.8cm" svg:height="2.8cm" svg:x="36.9cm" svg:y="23.8cm">
          <text:p text:style-name="P1"><text:span text:style-name="T1">CALL 'SUBRUTINA-EMPRESAS'</text:span></text:p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23.2cm" svg:x2="40.8cm" svg:y2="23.8cm" draw:start-shape="id16" draw:start-glue-point="2" draw:end-shape="id17" draw:end-glue-point="0" svg:d="M40750 23200v300h50v300" svg:viewBox="0 0 51 601">
          <text:p/>
        </draw:connector>
        <draw:custom-shape draw:style-name="gr1" draw:text-style-name="P2" xml:id="id18" draw:id="id18" draw:layer="layout" svg:width="6.1cm" svg:height="2.4cm" svg:x="29.5cm" svg:y="31.7cm">
          <text:p text:style-name="P3"><text:span text:style-name="T1">BUSCAR-RAZON-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2.85cm" svg:x1="45.45cm" svg:y1="24.5cm" svg:x2="32.55cm" svg:y2="31.7cm" draw:start-shape="id13" draw:start-glue-point="2" draw:end-shape="id18" draw:end-glue-point="0" svg:d="M45450 24500v6450h-12900v750" svg:viewBox="0 0 12901 7201">
          <text:p/>
        </draw:connector>
        <draw:custom-shape draw:style-name="gr1" draw:text-style-name="P2" xml:id="id19" draw:id="id19" draw:layer="layout" svg:width="7.8cm" svg:height="2.8cm" svg:x="28.7cm" svg:y="35.4cm">
          <text:p text:style-name="P1"><text:span text:style-name="T1">CALL 'SUBRUTINA-EMPRESAS'</text:span></text:p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2.55cm" svg:y1="34.1cm" svg:x2="32.6cm" svg:y2="35.4cm" draw:start-shape="id18" draw:start-glue-point="2" draw:end-shape="id19" draw:end-glue-point="0" svg:d="M32550 34100v650h50v650" svg:viewBox="0 0 51 1301">
          <text:p/>
        </draw:connector>
        <draw:custom-shape draw:style-name="gr4" draw:text-style-name="P2" draw:layer="Layer4" svg:width="4cm" svg:height="2cm" svg:x="38.3cm" svg:y="3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er4" svg:width="4.1cm" svg:height="1.9cm" svg:x="45cm" svg:y="3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43cm" svg:y1="33.6cm" svg:x2="47.05cm" svg:y2="36.3cm" draw:start-shape="id20" draw:start-glue-point="2" draw:end-shape="id21" draw:end-glue-point="0" svg:d="M43000 33600v1350h4050v1350" svg:viewBox="0 0 4051 2701">
          <text:p/>
        </draw:connector>
        <draw:custom-shape draw:style-name="gr6" draw:text-style-name="P2" xml:id="id22" draw:id="id22" draw:layer="Layer4" svg:width="4cm" svg:height="2cm" svg:x="32.6cm" svg:y="30.4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47.05cm" svg:y1="38.2cm" svg:x2="34.6cm" svg:y2="30.4cm" draw:start-shape="id21" draw:start-glue-point="2" draw:end-shape="id22" draw:end-glue-point="0" svg:d="M47050 38200v501h-6250v-8802h-6200v501" svg:viewBox="0 0 12451 8803">
          <text:p/>
        </draw:connector>
        <draw:custom-shape draw:style-name="gr4" draw:text-style-name="P2" xml:id="id25" draw:id="id25" draw:layer="Layer4" svg:width="4cm" svg:height="0.4cm" svg:x="38.3cm" svg:y="3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3" draw:id="id23" draw:layer="Layer4" svg:width="4cm" svg:height="0.4cm" svg:x="38.3cm" svg:y="3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4" draw:id="id24" draw:layer="Layer4" svg:width="4cm" svg:height="2cm" svg:x="15.6cm" svg:y="30.5cm">
          <text:p text:style-name="P1"><text:span text:style-name="T1">CARGAR-REG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40.3cm" svg:y1="38.3cm" svg:x2="17.6cm" svg:y2="30.5cm" draw:start-shape="id23" draw:start-glue-point="2" draw:end-shape="id24" draw:end-glue-point="0" svg:d="M40300 38300v501h-11350v-8802h-11350v501" svg:viewBox="0 0 22701 8803">
          <text:p/>
        </draw:connector>
        <draw:custom-shape draw:style-name="gr6" draw:text-style-name="P2" xml:id="id20" draw:id="id20" draw:layer="Layer4" svg:width="4cm" svg:height="2cm" svg:x="41cm" svg:y="31.6cm">
          <text:p text:style-name="P1"><text:span text:style-name="T1">COD-ERROR</text:span></text:p>
          <text:p text:style-name="P1"><text:span text:style-name="T1">==</text:span></text:p>
          <text:p text:style-name="P1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40.3cm" svg:y1="36.3cm" svg:x2="43cm" svg:y2="33.6cm" draw:start-shape="id25" draw:start-glue-point="0" draw:end-shape="id20" draw:end-glue-point="2" svg:d="M40300 36300v-1350h2700v-1350" svg:viewBox="0 0 2701 2701">
          <text:p/>
        </draw:connector>
        <draw:custom-shape draw:style-name="gr3" draw:text-style-name="P5" draw:layer="Layer4" svg:width="0.9cm" svg:height="1.3cm" svg:x="41.6cm" svg:y="35.8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er4" svg:width="0.9cm" svg:height="1.3cm" draw:transform="rotate (-0.822224610614529) translate (47.352cm 36.456cm)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er4" svg:x1="45.1cm" svg:y1="38.2cm" svg:x2="49.1cm" svg:y2="36.3cm">
          <text:p/>
        </draw:line>
        <draw:connector draw:style-name="gr9" draw:text-style-name="P1" draw:layer="Layer4" draw:line-skew="2.95cm" svg:x1="43cm" svg:y1="31.6cm" svg:x2="45.45cm" svg:y2="24.5cm" draw:start-shape="id20" draw:start-glue-point="0" draw:end-shape="id13" draw:end-glue-point="2" svg:d="M43000 31600v-600h2450v-6500" svg:viewBox="0 0 2451 7101">
          <text:p/>
        </draw:connector>
        <draw:custom-shape draw:style-name="gr1" draw:text-style-name="P2" xml:id="id14" draw:id="id14" draw:layer="layout" svg:width="5.7cm" svg:height="2.5cm" svg:x="39.1cm" svg:y="11.7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" draw:id="id26" draw:layer="layout" svg:width="5.7cm" svg:height="2.5cm" svg:x="46.3cm" svg:y="16.9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26" draw:end-glue-point="0" svg:d="M41950 14200v1400h7200v1300" svg:viewBox="0 0 7201 2701">
          <text:p/>
        </draw:connector>
        <draw:custom-shape draw:style-name="gr6" draw:text-style-name="P2" xml:id="id27" draw:id="id27" draw:layer="Layer4" svg:width="4cm" svg:height="2cm" svg:x="21.2cm" svg:y="30.6cm">
          <text:p text:style-name="P1"><text:span text:style-name="T1">RELEASE</text:span></text:p>
          <text:p text:style-name="P1"><text:span text:style-name="T1">REG-T-X-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draw:line-skew="0.2cm" svg:x1="27.8cm" svg:y1="28.2cm" svg:x2="23.2cm" svg:y2="30.6cm" draw:end-shape="id27" draw:end-glue-point="0" svg:d="M27800 28200v1150h-4600v1250" svg:viewBox="0 0 4601 2401">
          <text:p/>
        </draw:connector>
        <draw:custom-shape draw:style-name="gr3" draw:text-style-name="P2" draw:layer="Layer4" svg:width="5.3cm" svg:height="2cm" svg:x="14.9cm" svg:y="33.6cm">
          <text:p text:style-name="P1"><text:span text:style-name="T1">REG-T-X-E-CUIT. &lt;-- CUIT</text:span></text:p>
          <text:p text:style-name="P1"><text:span text:style-name="T1">REG-T-X-E-RAZON. &lt;-- REG-KEY-RAZON</text:span></text:p>
          <text:p text:style-name="P1"><text:span text:style-name="T1">REG-T-X-E-FECHA &lt;-- REG-KEY-FECHA</text:span></text:p>
          <text:p text:style-name="P1"><text:span text:style-name="T1">REG-T-X-E-COD-CONS &lt;-- REG-KEY-COD</text:span></text:p>
          <text:p text:style-name="P1"><text:span text:style-name="T1">REG-T-X-E-HORAS &lt;-- REG-TIMES-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8" draw:id="id28" draw:layer="Layer4" svg:width="4.8cm" svg:height="2cm" svg:x="26.8cm" svg:y="30.6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draw:line-skew="0.2cm" svg:x1="27.8cm" svg:y1="28.2cm" svg:x2="29.2cm" svg:y2="30.6cm" draw:end-shape="id28" draw:end-glue-point="0" svg:d="M27800 28200v1150h1400v1250" svg:viewBox="0 0 1401 2401">
          <text:p/>
        </draw:connector>
        <draw:custom-shape draw:style-name="gr3" draw:text-style-name="P2" draw:layer="Layer4" svg:width="5.3cm" svg:height="2cm" svg:x="26.7cm" svg:y="32.3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9" draw:id="id29" draw:layer="layout" svg:width="4cm" svg:height="2cm" svg:x="3.8cm" svg:y="4.6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5.8cm" svg:y2="4.6cm" draw:end-shape="id29" draw:end-glue-point="0" svg:d="M20000 3000v550h-14200v1050" svg:viewBox="0 0 14201 1601">
          <text:p/>
        </draw:connector>
        <draw:custom-shape draw:style-name="gr1" draw:text-style-name="P2" xml:id="id30" draw:id="id30" draw:layer="layout" svg:width="4cm" svg:height="2cm" svg:x="14cm" svg:y="4.4cm">
          <text:p text:style-name="P1"><text:span text:style-name="T1">LEER</text:span></text:p>
          <text:p text:style-name="P1"><text:span text:style-name="T1">NOVEDADES</text:span></text:p>
          <draw:enhanced-geometry svg:viewBox="0 0 21600 21600" draw:type="rectangle" draw:enhanced-path="M 0 0 L 21600 0 21600 21600 0 21600 0 0 Z N"/>
        </draw:custom-shape>
        <draw:connector draw:style-name="gr2" draw:text-style-name="P1" xml:id="id31" draw:id="id31" draw:layer="layout" draw:line-skew="0.1cm" svg:x1="20cm" svg:y1="3cm" svg:x2="16cm" svg:y2="4.4cm" draw:end-shape="id30" draw:end-glue-point="0" svg:d="M20000 3000v550h-4000v850" svg:viewBox="0 0 4001 1401">
          <text:p/>
        </draw:connector>
        <draw:connector draw:style-name="gr2" draw:text-style-name="P1" draw:layer="layout" svg:x1="20cm" svg:y1="3cm" svg:x2="39.3cm" svg:y2="4.3cm" draw:start-shape="id31" draw:start-glue-point="2" draw:end-shape="id32" draw:end-glue-point="0" svg:d="M20000 3000h19300v1300" svg:viewBox="0 0 19301 1301">
          <text:p/>
        </draw:connector>
        <draw:connector draw:style-name="gr2" draw:text-style-name="P1" draw:layer="layout" svg:x1="17.6cm" svg:y1="20cm" svg:x2="31.85cm" svg:y2="22.1cm" svg:d="M17600 20000v1301h14250v799" svg:viewBox="0 0 14251 2101">
          <text:p/>
        </draw:connector>
        <draw:custom-shape draw:style-name="gr3" draw:text-style-name="P2" draw:layer="Layer4" svg:width="5.3cm" svg:height="2cm" svg:x="25.1cm" svg:y="4.2cm">
          <text:p text:style-name="P1"><text:span text:style-name="T1">H/ EOF</text:span></text:p>
          <text:p text:style-name="P1"><text:span text:style-name="T1">ARCH-NOV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3" draw:id="id33" draw:layer="layout" svg:width="4cm" svg:height="2cm" svg:x="30.6cm" svg:y="4.3cm">
          <text:p text:style-name="P1"><text:span text:style-name="T1">ESTADISTICAS</text:span></text:p>
          <text:p text:style-name="P1"><text:span text:style-name="T1">POR EMPRES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cm" svg:x1="20cm" svg:y1="3cm" svg:x2="32.6cm" svg:y2="4.3cm" draw:end-shape="id33" draw:end-glue-point="0" svg:d="M20000 3000v600h12600v700" svg:viewBox="0 0 12601 1301">
          <text:p/>
        </draw:connector>
      </draw:page>
      <draw:page draw:name="page2" draw:style-name="dp1" draw:master-page-name="Predeterminado">
        <draw:custom-shape draw:style-name="gr10" draw:text-style-name="P2" draw:layer="Layout" svg:width="4cm" svg:height="2cm" svg:x="48.6cm" svg:y="2.2cm">
          <text:p text:style-name="P7"><text:span text:style-name="T1">FINALIZA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34" draw:id="id34" draw:layer="Layout" svg:width="6.1cm" svg:height="2.4cm" svg:x="29.5cm" svg:y="31.7cm">
          <text:p text:style-name="P8"><text:span text:style-name="T1">BUSCAR-RAZON-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5" draw:id="id35" draw:layer="Layout" svg:width="7.8cm" svg:height="2.8cm" svg:x="28.7cm" svg:y="35.4cm">
          <text:p text:style-name="P7"><text:span text:style-name="T1">CALL 'SUBRUTINA-EMPRESAS'</text:span></text:p>
          <text:p text:style-name="P7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2.55cm" svg:y1="34.1cm" svg:x2="32.6cm" svg:y2="35.4cm" draw:start-shape="id34" draw:start-glue-point="2" draw:end-shape="id35" draw:end-glue-point="0" svg:d="M32550 34100v650h50v650" svg:viewBox="0 0 51 1301">
          <text:p/>
        </draw:connector>
        <draw:custom-shape draw:style-name="gr11" draw:text-style-name="P2" draw:layer="Layer4" svg:width="4cm" svg:height="2cm" svg:x="38.3cm" svg:y="3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37" draw:id="id37" draw:layer="Layer4" svg:width="4.1cm" svg:height="1.9cm" svg:x="45cm" svg:y="3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43cm" svg:y1="33.6cm" svg:x2="47.05cm" svg:y2="36.3cm" draw:start-shape="id36" draw:start-glue-point="2" draw:end-shape="id37" draw:end-glue-point="0" svg:d="M43000 33600v1350h4050v1350" svg:viewBox="0 0 4051 2701">
          <text:p/>
        </draw:connector>
        <draw:custom-shape draw:style-name="gr12" draw:text-style-name="P2" xml:id="id38" draw:id="id38" draw:layer="Layer4" svg:width="4cm" svg:height="2cm" svg:x="32.6cm" svg:y="30.4cm">
          <text:p text:style-name="P7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47.05cm" svg:y1="38.2cm" svg:x2="34.6cm" svg:y2="30.4cm" draw:start-shape="id37" draw:start-glue-point="2" draw:end-shape="id38" draw:end-glue-point="0" svg:d="M47050 38200v501h-6250v-8802h-6200v501" svg:viewBox="0 0 12451 8803">
          <text:p/>
        </draw:connector>
        <draw:custom-shape draw:style-name="gr11" draw:text-style-name="P2" xml:id="id41" draw:id="id41" draw:layer="Layer4" svg:width="4cm" svg:height="0.4cm" svg:x="38.3cm" svg:y="3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39" draw:id="id39" draw:layer="Layer4" svg:width="4cm" svg:height="0.4cm" svg:x="38.3cm" svg:y="3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40" draw:id="id40" draw:layer="Layer4" svg:width="4cm" svg:height="2cm" svg:x="15.6cm" svg:y="30.5cm">
          <text:p text:style-name="P7"><text:span text:style-name="T1">CARGAR-REG</text:span></text:p>
          <text:p text:style-name="P7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40.3cm" svg:y1="38.3cm" svg:x2="17.6cm" svg:y2="30.5cm" draw:start-shape="id39" draw:start-glue-point="2" draw:end-shape="id40" draw:end-glue-point="0" svg:d="M40300 38300v501h-11350v-8802h-11350v501" svg:viewBox="0 0 22701 8803">
          <text:p/>
        </draw:connector>
        <draw:custom-shape draw:style-name="gr12" draw:text-style-name="P2" xml:id="id36" draw:id="id36" draw:layer="Layer4" svg:width="4cm" svg:height="2cm" svg:x="41cm" svg:y="31.6cm">
          <text:p text:style-name="P7"><text:span text:style-name="T1">COD-ERROR</text:span></text:p>
          <text:p text:style-name="P7"><text:span text:style-name="T1">==</text:span></text:p>
          <text:p text:style-name="P7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40.3cm" svg:y1="36.3cm" svg:x2="43cm" svg:y2="33.6cm" draw:start-shape="id41" draw:start-glue-point="0" draw:end-shape="id36" draw:end-glue-point="2" svg:d="M40300 36300v-1350h2700v-1350" svg:viewBox="0 0 2701 2701">
          <text:p/>
        </draw:connector>
        <draw:custom-shape draw:style-name="gr13" draw:text-style-name="P5" draw:layer="Layer4" svg:width="0.9cm" svg:height="1.3cm" svg:x="41.6cm" svg:y="35.8cm">
          <text:p text:style-name="P10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er4" svg:width="0.9cm" svg:height="1.3cm" draw:transform="rotate (-0.822224610614529) translate (47.352cm 36.4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er4" svg:x1="45.1cm" svg:y1="38.2cm" svg:x2="49.1cm" svg:y2="36.3cm">
          <text:p/>
        </draw:line>
        <draw:custom-shape draw:style-name="gr12" draw:text-style-name="P2" draw:layer="Layer4" svg:width="4cm" svg:height="2cm" svg:x="21.2cm" svg:y="30.6cm">
          <text:p text:style-name="P7"><text:span text:style-name="T1">RELEASE</text:span></text:p>
          <text:p text:style-name="P7"><text:span text:style-name="T1">REG-T-X-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er4" svg:width="5.3cm" svg:height="2cm" svg:x="14.9cm" svg:y="33.6cm">
          <text:p text:style-name="P7"><text:span text:style-name="T1">REG-T-X-E-CUIT. &lt;-- CUIT</text:span></text:p>
          <text:p text:style-name="P7"><text:span text:style-name="T1">REG-T-X-E-RAZON. &lt;-- REG-KEY-RAZON</text:span></text:p>
          <text:p text:style-name="P7"><text:span text:style-name="T1">REG-T-X-E-FECHA &lt;-- REG-KEY-FECHA</text:span></text:p>
          <text:p text:style-name="P7"><text:span text:style-name="T1">REG-T-X-E-COD-CONS &lt;-- REG-KEY-COD</text:span></text:p>
          <text:p text:style-name="P7"><text:span text:style-name="T1">REG-T-X-E-HORAS &lt;-- REG-TIMES-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er4" svg:width="4.8cm" svg:height="2cm" svg:x="26.8cm" svg:y="30.6cm">
          <text:p text:style-name="P7"><text:span text:style-name="T1">LEER</text:span></text:p>
          <text:p text:style-name="P7"><text:span text:style-name="T1">MAESTRO</text:span></text:p>
          <text:p text:style-name="P7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er4" svg:width="5.3cm" svg:height="2cm" svg:x="26.7cm" svg:y="32.3cm">
          <text:p text:style-name="P7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3" draw:id="id43" draw:layer="Layout" svg:width="4cm" svg:height="2cm" svg:x="8.1cm" svg:y="1.1cm">
          <text:p text:style-name="P7"><text:span text:style-name="T1">INICI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7" draw:id="id47" draw:layer="Layout" svg:width="4cm" svg:height="2cm" svg:x="21.7cm" svg:y="1cm">
          <text:p text:style-name="P7"><text:span text:style-name="T1">LEER</text:span></text:p>
          <text:p text:style-name="P7"><text:span text:style-name="T1">NOVEDAD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4cm" svg:height="2cm" svg:x="1.7cm" svg:y="4.3cm">
          <text:p text:style-name="P7"><text:span text:style-name="T1">ABRIR</text:span></text:p>
          <text:p text:style-name="P7"><text:span text:style-name="T1">ARCHIVO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3.7cm" svg:y1="4.3cm" svg:x2="10.1cm" svg:y2="3.1cm" draw:start-shape="id42" draw:start-glue-point="0" draw:end-shape="id43" draw:end-glue-point="2" svg:d="M3700 4300v-850h6400v-350" svg:viewBox="0 0 6401 1201">
          <text:p/>
        </draw:connector>
        <draw:custom-shape draw:style-name="gr10" draw:text-style-name="P2" xml:id="id44" draw:id="id44" draw:layer="Layout" svg:width="7cm" svg:height="5.1cm" svg:x="0.2cm" svg:y="7.4cm">
          <text:p text:style-name="P7"><text:span text:style-name="T1">OPEN O ARCH-LISTADO</text:span></text:p>
          <text:p text:style-name="P7"><text:span text:style-name="T1">OPEN I ARCH-NOV N</text:span></text:p>
          <text:p text:style-name="P7"><text:span text:style-name="T1">OPEN I EMPRESAS</text:span></text:p>
          <text:p text:style-name="P7"><text:span text:style-name="T1">OPEN I CONSULTORES</text:span></text:p>
          <text:p text:style-name="P7"><text:span text:style-name="T1">OPEN I CATEGORIAS</text:span></text:p>
          <text:p text:style-name="P7"><text:span text:style-name="T1">OPEN O TIMES</text:span></text:p>
          <text:p text:style-name="P7"><text:span text:style-name="T1"/></text:p>
          <text:p text:style-name="P7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7cm" svg:y1="7.4cm" svg:x2="3.7cm" svg:y2="6.3cm" draw:start-shape="id44" draw:start-glue-point="0" draw:end-shape="id42" draw:end-glue-point="2" svg:d="M3700 7400v-1100" svg:viewBox="0 0 1 1101">
          <text:p/>
        </draw:connector>
        <draw:custom-shape draw:style-name="gr10" draw:text-style-name="P2" xml:id="id45" draw:id="id45" draw:layer="Layout" svg:width="4cm" svg:height="2cm" svg:x="8.1cm" svg:y="4.4cm">
          <text:p text:style-name="P7"><text:span text:style-name="T1">CARGAR</text:span></text:p>
          <text:p text:style-name="P7"><text:span text:style-name="T1">TABLA</text:span></text:p>
          <text:p text:style-name="P7"><text:span text:style-name="T1">CATEGORI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1cm" svg:y1="4.4cm" svg:x2="10.1cm" svg:y2="3.1cm" draw:start-shape="id45" draw:start-glue-point="0" draw:end-shape="id43" draw:end-glue-point="2" svg:d="M10100 4400v-1300" svg:viewBox="0 0 1 1301">
          <text:p/>
        </draw:connector>
        <draw:custom-shape draw:style-name="gr10" draw:text-style-name="P2" xml:id="id46" draw:id="id46" draw:layer="Layout" svg:width="4cm" svg:height="2cm" svg:x="13.1cm" svg:y="4.4cm">
          <text:p text:style-name="P7"><text:span text:style-name="T1">CARGAR</text:span></text:p>
          <text:p text:style-name="P7"><text:span text:style-name="T1">TABLA</text:span></text:p>
          <text:p text:style-name="P7"><text:span text:style-name="T1">EMPRES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15.1cm" svg:y1="4.4cm" svg:x2="10.1cm" svg:y2="3.1cm" draw:start-shape="id46" draw:start-glue-point="0" draw:end-shape="id43" draw:end-glue-point="2" svg:d="M15100 4400v-900h-5000v-400" svg:viewBox="0 0 5001 1301">
          <text:p/>
        </draw:connector>
        <draw:custom-shape draw:style-name="gr10" draw:text-style-name="P2" xml:id="id48" draw:id="id48" draw:layer="Layout" svg:width="4cm" svg:height="2cm" svg:x="21.7cm" svg:y="3.7cm">
          <text:p text:style-name="P7"><text:span text:style-name="T1">LEER</text:span></text:p>
          <text:p text:style-name="P7"><text:span text:style-name="T1">NOV 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7cm" svg:y1="3cm" svg:x2="23.7cm" svg:y2="3.7cm" draw:start-shape="id47" draw:start-glue-point="2" draw:end-shape="id48" draw:end-glue-point="0" svg:d="M23700 3000v700" svg:viewBox="0 0 1 701">
          <text:p/>
        </draw:connector>
        <draw:connector draw:style-name="gr2" draw:text-style-name="P1" draw:layer="layout" svg:x1="23.7cm" svg:y1="5.7cm" svg:x2="23.7cm" svg:y2="6.5cm" draw:start-shape="id48" draw:start-glue-point="2" draw:end-shape="id49" draw:end-glue-point="0" svg:d="M23700 5700v800" svg:viewBox="0 0 1 801">
          <text:p/>
        </draw:connector>
        <draw:custom-shape draw:style-name="gr11" draw:text-style-name="P2" draw:layer="Layout" svg:width="4cm" svg:height="2cm" svg:x="18.8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50" draw:id="id50" draw:layer="Layout" svg:width="4cm" svg:height="2cm" svg:x="24.6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3.7cm" svg:y1="8.5cm" svg:x2="26.6cm" svg:y2="9.8cm" draw:end-shape="id50" draw:end-glue-point="0" svg:d="M23700 8500v400h2900v900" svg:viewBox="0 0 2901 1301">
          <text:p/>
        </draw:connector>
        <draw:custom-shape draw:style-name="gr12" draw:text-style-name="P2" xml:id="id51" draw:id="id51" draw:layer="Layout" svg:width="4cm" svg:height="3cm" svg:x="24.6cm" svg:y="12.5cm">
          <text:p text:style-name="P7"><text:span text:style-name="T1">REG N NUM</text:span></text:p>
          <text:p text:style-name="P7"><text:span text:style-name="T1">←</text:span><text:span text:style-name="T1">- 99999</text:span></text:p>
          <text:p text:style-name="P7"><text:span text:style-name="T1">REG H FECHA</text:span></text:p>
          <text:p text:style-name="P7"><text:span text:style-name="T1">←</text:span><text:span text:style-name="T1">- 999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6.6cm" svg:y1="11.8cm" svg:x2="26.6cm" svg:y2="12.5cm" draw:start-shape="id50" draw:start-glue-point="2" draw:end-shape="id51" draw:end-glue-point="0" svg:d="M26600 11800v700" svg:viewBox="0 0 1 701">
          <text:p/>
        </draw:connector>
        <draw:custom-shape draw:style-name="gr11" draw:text-style-name="P2" xml:id="id54" draw:id="id54" draw:layer="Layout" svg:width="4cm" svg:height="0.4cm" svg:x="18.8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52" draw:id="id52" draw:layer="Layout" svg:width="4cm" svg:height="0.4cm" svg:x="18.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53" draw:id="id53" draw:layer="Layout" svg:width="4cm" svg:height="2cm" svg:x="18.8cm" svg:y="12.7cm">
          <text:p text:style-name="P7"><text:span text:style-name="T1">NEXT</text:span></text:p>
          <text:p text:style-name="P7"><text:span text:style-name="T1">SENT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0.8cm" svg:y1="11.8cm" svg:x2="20.8cm" svg:y2="12.7cm" draw:start-shape="id52" draw:start-glue-point="2" draw:end-shape="id53" draw:end-glue-point="0" svg:d="M20800 11800v900" svg:viewBox="0 0 1 901">
          <text:p/>
        </draw:connector>
        <draw:custom-shape draw:style-name="gr12" draw:text-style-name="P2" xml:id="id49" draw:id="id49" draw:layer="Layout" svg:width="4cm" svg:height="2cm" svg:x="21.7cm" svg:y="6.5cm">
          <text:p text:style-name="P7"><text:span text:style-name="T1">READ NOV N</text:span></text:p>
          <text:p text:style-name="P7"><text:span text:style-name="T1">FS == 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0.8cm" svg:y1="9.8cm" svg:x2="23.7cm" svg:y2="8.5cm" draw:start-shape="id54" draw:start-glue-point="0" svg:d="M20800 9800v-900h2900v-400" svg:viewBox="0 0 2901 1301">
          <text:p/>
        </draw:connector>
        <draw:custom-shape draw:style-name="gr13" draw:text-style-name="P5" draw:layer="Layout" svg:width="0.9cm" svg:height="1.3cm" svg:x="22.1cm" svg:y="9.4cm">
          <text:p text:style-name="P10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24.6cm" svg:y1="11.8cm" svg:x2="28.5cm" svg:y2="9.9cm">
          <text:p/>
        </draw:line>
        <draw:custom-shape draw:style-name="gr6" draw:text-style-name="P2" xml:id="id56" draw:id="id56" draw:layer="layout" svg:width="4cm" svg:height="2cm" svg:x="31.5cm" svg:y="4.5cm">
          <text:p text:style-name="P2">CERRAR</text:p>
          <text:p text:style-name="P2">ARCHIV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5" draw:id="id55" draw:layer="layout" svg:width="4cm" svg:height="2cm" svg:x="37.2cm" svg:y="4.5cm">
          <text:p text:style-name="P2">STOP RU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55cm" svg:x1="36.2cm" svg:y1="3.1cm" svg:x2="39.2cm" svg:y2="4.5cm" draw:end-shape="id55" draw:end-glue-point="0" svg:d="M36200 3100v1000h3000v400" svg:viewBox="0 0 3001 1401">
          <text:p/>
        </draw:connector>
        <draw:custom-shape draw:style-name="gr6" draw:text-style-name="P2" xml:id="id57" draw:id="id57" draw:layer="layout" svg:width="7.3cm" svg:height="5.4cm" svg:x="29.9cm" svg:y="7.3cm">
          <text:p text:style-name="P7"><text:span text:style-name="T1">CLOSE ARCH-NOV1.</text:span></text:p>
          <text:p text:style-name="P7"><text:span text:style-name="T1"><text:s/></text:span><text:span text:style-name="T1">CLOSE ARCH-NOV2</text:span></text:p>
          <text:p text:style-name="P7"><text:span text:style-name="T1"><text:s/></text:span><text:span text:style-name="T1">CLOSE ARCH-NOV3.</text:span></text:p>
          <text:p text:style-name="P7"><text:span text:style-name="T1">CLOSE ARCH-CONSULTORES.</text:span></text:p>
          <text:p text:style-name="P7"><text:span text:style-name="T1">CLOSE ARCH-CATEGORIAS.</text:span></text:p>
          <text:p text:style-name="P7"><text:span text:style-name="T1">CLOSE ARCH-EMPRESAS</text:span></text:p>
          <text:p text:style-name="P7"><text:span text:style-name="T1">CLOSE ARCH-TIMES.</text:span></text:p>
          <text:p text:style-name="P7"><text:span text:style-name="T1">CLOSE ARCH-LISTAD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3.5cm" svg:y1="6.5cm" svg:x2="33.55cm" svg:y2="7.3cm" draw:start-shape="id56" draw:start-glue-point="2" draw:end-shape="id57" draw:end-glue-point="0" svg:d="M33500 6500v400h50v400" svg:viewBox="0 0 51 801">
          <text:p/>
        </draw:connector>
        <draw:custom-shape draw:style-name="gr6" draw:text-style-name="P2" draw:layer="layout" svg:width="4cm" svg:height="2cm" svg:x="34.2cm" svg:y="1.1cm">
          <text:p text:style-name="P7"><text:span text:style-name="T1">FINALIZ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55cm" svg:x1="33.5cm" svg:y1="4.5cm" svg:x2="36.2cm" svg:y2="3.1cm" draw:start-shape="id56" draw:start-glue-point="0" svg:d="M33500 4500v-400h2700v-1000" svg:viewBox="0 0 2701 1401">
          <text:p/>
        </draw:connector>
      </draw:page>
      <draw:page draw:name="page3" draw:style-name="dp1" draw:master-page-name="Predeterminado">
        <draw:custom-shape draw:style-name="gr1" draw:text-style-name="P2" xml:id="id58" draw:id="id58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58" draw:start-glue-point="2" draw:end-shape="id59" draw:end-glue-point="0" svg:d="M20000 3000v1000" svg:viewBox="0 0 1 1001">
          <text:p/>
        </draw:connector>
        <draw:custom-shape draw:style-name="gr1" draw:text-style-name="P2" xml:id="id60" draw:id="id60" draw:layer="layout" svg:width="4cm" svg:height="2cm" svg:x="10cm" svg:y="8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1" draw:id="id61" draw:layer="layout" svg:width="6.1cm" svg:height="2.2cm" svg:x="0.2cm" svg:y="12cm">
          <text:p text:style-name="P1"><text:span text:style-name="T1">ABRIR-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cm" svg:y1="6cm" svg:x2="12cm" svg:y2="8cm" draw:start-shape="id59" draw:start-glue-point="2" draw:end-shape="id60" draw:end-glue-point="0" svg:d="M20000 6000v1000h-8000v1000" svg:viewBox="0 0 8001 2001">
          <text:p/>
        </draw:connector>
        <draw:connector draw:style-name="gr2" draw:text-style-name="P1" draw:layer="layout" svg:x1="12cm" svg:y1="10cm" svg:x2="3.25cm" svg:y2="12cm" draw:start-shape="id60" draw:start-glue-point="2" draw:end-shape="id61" draw:end-glue-point="0" svg:d="M12000 10000v1000h-8750v1000" svg:viewBox="0 0 8751 2001">
          <text:p/>
        </draw:connector>
        <draw:custom-shape draw:style-name="gr1" draw:text-style-name="P2" xml:id="id62" draw:id="id62" draw:layer="layout" svg:width="5.5cm" svg:height="2.4cm" svg:x="8.8cm" svg:y="12cm">
          <text:p text:style-name="P1"><text:span text:style-name="T1">LEER Y SETEAR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1.55cm" svg:y2="12cm" draw:start-shape="id60" draw:start-glue-point="2" draw:end-shape="id62" draw:end-glue-point="0" svg:d="M12000 10000v1000h-450v1000" svg:viewBox="0 0 451 2001">
          <text:p/>
        </draw:connector>
        <draw:custom-shape draw:style-name="gr1" draw:text-style-name="P2" xml:id="id63" draw:id="id63" draw:layer="layout" svg:width="5.3cm" svg:height="2.5cm" svg:x="16.7cm" svg:y="12cm">
          <text:p text:style-name="P1"><text:span text:style-name="T1">POSICIONA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9.35cm" svg:y2="12cm" draw:start-shape="id60" draw:start-glue-point="2" draw:end-shape="id63" draw:end-glue-point="0" svg:d="M12000 10000v1000h7350v1000" svg:viewBox="0 0 7351 2001">
          <text:p/>
        </draw:connector>
        <draw:custom-shape draw:style-name="gr1" draw:text-style-name="P2" xml:id="id64" draw:id="id64" draw:layer="layout" svg:width="5.7cm" svg:height="2.5cm" svg:x="23.7cm" svg:y="11.9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05cm" svg:x1="12cm" svg:y1="10cm" svg:x2="26.55cm" svg:y2="11.9cm" draw:start-shape="id60" draw:start-glue-point="2" draw:end-shape="id64" draw:end-glue-point="0" svg:d="M12000 10000v1000h14550v900" svg:viewBox="0 0 14551 1901">
          <text:p/>
        </draw:connector>
        <draw:custom-shape draw:style-name="gr1" draw:text-style-name="P2" xml:id="id65" draw:id="id65" draw:layer="layout" svg:width="8.3cm" svg:height="2.2cm" svg:x="-0.9cm" svg:y="15.8cm">
          <text:p text:style-name="P1"><text:span text:style-name="T1">OPEN I ARCH-PARAMETROS</text:span></text:p>
          <text:p text:style-name="P1"><text:span text:style-name="T1">OPEN I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25cm" svg:y1="14.2cm" svg:x2="3.25cm" svg:y2="15.8cm" draw:start-shape="id61" draw:start-glue-point="2" draw:end-shape="id65" draw:end-glue-point="0" svg:d="M3250 14200v1600" svg:viewBox="0 0 1 1601">
          <text:p/>
        </draw:connector>
        <draw:custom-shape draw:style-name="gr1" draw:text-style-name="P2" xml:id="id66" draw:id="id66" draw:layer="layout" svg:width="4cm" svg:height="2cm" svg:x="34cm" svg:y="8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36cm" svg:y2="8cm" draw:start-shape="id59" draw:start-glue-point="2" draw:end-shape="id66" draw:end-glue-point="0" svg:d="M20000 6000v1000h16000v1000" svg:viewBox="0 0 16001 2001">
          <text:p/>
        </draw:connector>
        <draw:custom-shape draw:style-name="gr1" draw:text-style-name="P2" xml:id="id67" draw:id="id67" draw:layer="layout" svg:width="7.8cm" svg:height="2.8cm" svg:x="-0.6cm" svg:y="18.6cm">
          <text:p text:style-name="P1"><text:span text:style-name="T1">CALL 'SUBRUTINA-EMPRESAS'</text:span></text:p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25cm" svg:y1="18cm" svg:x2="3.3cm" svg:y2="18.6cm" draw:start-shape="id65" draw:start-glue-point="2" draw:end-shape="id67" draw:end-glue-point="0" svg:d="M3250 18000v300h50v300" svg:viewBox="0 0 51 601">
          <text:p/>
        </draw:connector>
        <draw:custom-shape draw:style-name="gr1" draw:text-style-name="P2" xml:id="id68" draw:id="id68" draw:layer="layout" svg:width="7.2cm" svg:height="4.6cm" svg:x="7.9cm" svg:y="15.9cm">
          <text:p text:style-name="P1"><text:span text:style-name="T1">READ ARCH-PARAMETROS.</text:span></text:p>
          <text:p text:style-name="P1"><text:span text:style-name="T1">WS-MIN-CUIT ←-</text:span></text:p>
          <text:p text:style-name="P1"><text:span text:style-name="T1">REG-PARAMETROS.</text:span></text:p>
          <text:p text:style-name="P1"><text:span text:style-name="T1"/></text:p>
          <text:p text:style-name="P1"><text:span text:style-name="T1">READ ARCH-PARAMETROS.</text:span></text:p>
          <text:p text:style-name="P1"><text:span text:style-name="T1">WS-MAX-CUIT ←-</text:span></text:p>
          <text:p text:style-name="P1"><text:span text:style-name="T1">REG-PARAMETROS.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55cm" svg:y1="14.4cm" svg:x2="11.5cm" svg:y2="15.9cm" draw:start-shape="id62" draw:start-glue-point="2" draw:end-shape="id68" draw:end-glue-point="0" svg:d="M11550 14400v750h-50v750" svg:viewBox="0 0 51 1501">
          <text:p/>
        </draw:connector>
        <draw:custom-shape draw:style-name="gr1" draw:text-style-name="P2" xml:id="id69" draw:id="id69" draw:layer="layout" svg:width="6.1cm" svg:height="4.5cm" svg:x="16.3cm" svg:y="15.96cm">
          <text:p text:style-name="P1"><text:span text:style-name="T1">REG-KEY-CUIT ←- </text:span></text:p>
          <text:p text:style-name="P1"><text:span text:style-name="T1">WS-MIN-CUIT </text:span></text:p>
          <text:p text:style-name="P1"><text:span text:style-name="T1"/></text:p>
          <text:p text:style-name="P1"><text:span text:style-name="T1">START ARCH-TIMES-IDX .</text:span></text:p>
          <text:p text:style-name="P1"><text:span text:style-name="T1">KEY IS NOT LESS</text:span></text:p>
          <text:p text:style-name="P1"><text:span text:style-name="T1">REG-KEY-CUIT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35cm" svg:y1="14.5cm" svg:x2="19.35cm" svg:y2="15.96cm" draw:start-shape="id63" draw:start-glue-point="2" draw:end-shape="id69" draw:end-glue-point="0" svg:d="M19350 14500v1460" svg:viewBox="0 0 1 1461">
          <text:p/>
        </draw:connector>
        <draw:custom-shape draw:style-name="gr1" draw:text-style-name="P9" xml:id="id70" draw:id="id70" draw:layer="layout" svg:width="6.1cm" svg:height="2.4cm" svg:x="23.5cm" svg:y="16.4cm">
          <text:p text:style-name="P3"><text:span text:style-name="T1">READ 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6.55cm" svg:y1="14.4cm" svg:x2="26.55cm" svg:y2="16.4cm" draw:start-shape="id64" draw:start-glue-point="2" draw:end-shape="id70" draw:end-glue-point="0" svg:d="M26550 14400v2000" svg:viewBox="0 0 1 2001">
          <text:p/>
        </draw:connector>
        <draw:custom-shape draw:style-name="gr3" draw:text-style-name="P2" draw:layer="Layer4" svg:width="5.3cm" svg:height="2cm" svg:x="24.1cm" svg:y="18.3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1" draw:id="id71" draw:layer="layout" svg:width="5.7cm" svg:height="2.5cm" svg:x="30.1cm" svg:y="11.9cm">
          <text:p text:style-name="P1"><text:span text:style-name="T1">CARGAR</text:span></text:p>
          <text:p text:style-name="P1"><text:span text:style-name="T1">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12cm" svg:y1="10cm" svg:x2="32.95cm" svg:y2="11.9cm" draw:end-shape="id71" draw:end-glue-point="0" svg:d="M12000 10000v1000h20950v900" svg:viewBox="0 0 20951 1901">
          <text:p/>
        </draw:connector>
        <draw:custom-shape draw:style-name="gr3" draw:text-style-name="P4" draw:layer="Layer4" svg:width="1.4cm" svg:height="2.1cm" svg:x="34.8cm" svg:y="11.6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3" draw:id="id73" draw:layer="layout" svg:width="5.7cm" svg:height="2.5cm" svg:x="37.9cm" svg:y="17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1.95cm" svg:y1="14.2cm" svg:x2="40.75cm" svg:y2="17cm" draw:start-shape="id72" draw:start-glue-point="2" draw:end-shape="id73" draw:end-glue-point="0" svg:d="M41950 14200v1400h-1200v1400" svg:viewBox="0 0 1201 2801">
          <text:p/>
        </draw:connector>
        <draw:custom-shape draw:style-name="gr3" draw:text-style-name="P2" draw:layer="Layer4" svg:width="5.3cm" svg:height="2cm" svg:x="32.9cm" svg:y="15.1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||</text:span></text:p>
          <text:p text:style-name="P1"><text:span text:style-name="T1">REG-KEY CUIT &gt;</text:span></text:p>
          <text:p text:style-name="P1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4" draw:id="id74" draw:layer="layout" svg:width="8.3cm" svg:height="2.2cm" svg:x="36.6cm" svg:y="21cm">
          <text:p text:style-name="P1"><text:span text:style-name="T1">CLOSE ARCH-PARAMETROS</text:span></text:p>
          <text:p text:style-name="P1"><text:span text:style-name="T1">CLOSE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19.5cm" svg:x2="40.75cm" svg:y2="21cm" draw:start-shape="id73" draw:end-shape="id74" draw:end-glue-point="0" svg:d="M40750 19500v1500" svg:viewBox="0 0 1 1501">
          <text:p/>
        </draw:connector>
        <draw:custom-shape draw:style-name="gr1" draw:text-style-name="P2" xml:id="id75" draw:id="id75" draw:layer="layout" svg:width="7.8cm" svg:height="2.8cm" svg:x="36.9cm" svg:y="23.8cm">
          <text:p text:style-name="P1"><text:span text:style-name="T1">CALL 'SUBRUTINA-EMPRESAS'</text:span></text:p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23.2cm" svg:x2="40.8cm" svg:y2="23.8cm" draw:start-shape="id74" draw:start-glue-point="2" draw:end-shape="id75" draw:end-glue-point="0" svg:d="M40750 23200v300h50v300" svg:viewBox="0 0 51 601">
          <text:p/>
        </draw:connector>
        <draw:custom-shape draw:style-name="gr1" draw:text-style-name="P9" xml:id="id76" draw:id="id76" draw:layer="layout" svg:width="6.1cm" svg:height="2.4cm" svg:x="17cm" svg:y="21.6cm">
          <text:p text:style-name="P3"><text:span text:style-name="T1">BUSCAR-RAZON-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2.85cm" svg:x1="32.95cm" svg:y1="14.4cm" svg:x2="20.05cm" svg:y2="21.6cm" draw:start-shape="id71" draw:start-glue-point="2" draw:end-shape="id76" draw:end-glue-point="0" svg:d="M32950 14400v6450h-12900v750" svg:viewBox="0 0 12901 7201">
          <text:p/>
        </draw:connector>
        <draw:custom-shape draw:style-name="gr1" draw:text-style-name="P2" xml:id="id77" draw:id="id77" draw:layer="layout" svg:width="7.8cm" svg:height="2.8cm" svg:x="16.2cm" svg:y="25.3cm">
          <text:p text:style-name="P1"><text:span text:style-name="T1">CALL 'SUBRUTINA-EMPRESAS'</text:span></text:p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.05cm" svg:y1="24cm" svg:x2="20.1cm" svg:y2="25.3cm" draw:start-shape="id76" draw:start-glue-point="2" draw:end-shape="id77" draw:end-glue-point="0" svg:d="M20050 24000v650h50v650" svg:viewBox="0 0 51 1301">
          <text:p/>
        </draw:connector>
        <draw:custom-shape draw:style-name="gr4" draw:text-style-name="P2" draw:layer="Layer4" svg:width="4cm" svg:height="2cm" svg:x="25.8cm" svg:y="2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79" draw:id="id79" draw:layer="Layer4" svg:width="4.1cm" svg:height="1.9cm" svg:x="32.5cm" svg:y="2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30.5cm" svg:y1="23.5cm" svg:x2="34.55cm" svg:y2="26.2cm" draw:start-shape="id78" draw:start-glue-point="2" draw:end-shape="id79" draw:end-glue-point="0" svg:d="M30500 23500v1350h4050v1350" svg:viewBox="0 0 4051 2701">
          <text:p/>
        </draw:connector>
        <draw:custom-shape draw:style-name="gr6" draw:text-style-name="P2" xml:id="id80" draw:id="id80" draw:layer="Layer4" svg:width="4cm" svg:height="2cm" svg:x="32.6cm" svg:y="30.4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34.55cm" svg:y1="28.1cm" svg:x2="34.6cm" svg:y2="30.4cm" draw:start-shape="id79" draw:start-glue-point="2" draw:end-shape="id80" draw:end-glue-point="0" svg:d="M34550 28100v1150h50v1150" svg:viewBox="0 0 51 2301">
          <text:p/>
        </draw:connector>
        <draw:custom-shape draw:style-name="gr4" draw:text-style-name="P2" xml:id="id83" draw:id="id83" draw:layer="Layer4" svg:width="4cm" svg:height="0.4cm" svg:x="25.8cm" svg:y="2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1" draw:id="id81" draw:layer="Layer4" svg:width="4cm" svg:height="0.4cm" svg:x="25.8cm" svg:y="2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2" draw:id="id82" draw:layer="Layer4" svg:width="4cm" svg:height="2cm" svg:x="15.6cm" svg:y="30.5cm">
          <text:p text:style-name="P1"><text:span text:style-name="T1">CARGAR-REG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27.8cm" svg:y1="28.2cm" svg:x2="17.6cm" svg:y2="30.5cm" draw:start-shape="id81" draw:start-glue-point="2" draw:end-shape="id82" draw:end-glue-point="0" svg:d="M27800 28200v1150h-10200v1150" svg:viewBox="0 0 10201 2301">
          <text:p/>
        </draw:connector>
        <draw:custom-shape draw:style-name="gr6" draw:text-style-name="P2" xml:id="id78" draw:id="id78" draw:layer="Layer4" svg:width="4cm" svg:height="2cm" svg:x="28.5cm" svg:y="21.5cm">
          <text:p text:style-name="P1"><text:span text:style-name="T1">COD-ERROR</text:span></text:p>
          <text:p text:style-name="P1"><text:span text:style-name="T1">==</text:span></text:p>
          <text:p text:style-name="P1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27.8cm" svg:y1="26.2cm" svg:x2="30.5cm" svg:y2="23.5cm" draw:start-shape="id83" draw:start-glue-point="0" draw:end-shape="id78" draw:end-glue-point="2" svg:d="M27800 26200v-1350h2700v-1350" svg:viewBox="0 0 2701 2701">
          <text:p/>
        </draw:connector>
        <draw:custom-shape draw:style-name="gr3" draw:text-style-name="P5" draw:layer="Layer4" svg:width="0.9cm" svg:height="1.3cm" svg:x="29.1cm" svg:y="25.7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er4" svg:width="0.9cm" svg:height="1.3cm" draw:transform="rotate (-0.822224610614529) translate (34.852cm 26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er4" svg:x1="32.6cm" svg:y1="28.1cm" svg:x2="36.6cm" svg:y2="26.2cm">
          <text:p/>
        </draw:line>
        <draw:connector draw:style-name="gr9" draw:text-style-name="P1" draw:layer="Layer4" draw:line-skew="2.95cm" svg:x1="30.5cm" svg:y1="21.5cm" svg:x2="32.95cm" svg:y2="14.4cm" draw:start-shape="id78" draw:start-glue-point="0" draw:end-shape="id71" draw:end-glue-point="2" svg:d="M30500 21500v-600h2450v-6500" svg:viewBox="0 0 2451 7101">
          <text:p/>
        </draw:connector>
        <draw:custom-shape draw:style-name="gr1" draw:text-style-name="P2" xml:id="id72" draw:id="id72" draw:layer="layout" svg:width="5.7cm" svg:height="2.5cm" svg:x="39.1cm" svg:y="11.7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4cm" svg:x1="12cm" svg:y1="10cm" svg:x2="41.95cm" svg:y2="11.7cm" draw:end-shape="id72" draw:end-glue-point="0" svg:d="M12000 10000v1000h29950v700" svg:viewBox="0 0 29951 1701">
          <text:p/>
        </draw:connector>
        <draw:custom-shape draw:style-name="gr1" draw:text-style-name="P2" xml:id="id84" draw:id="id84" draw:layer="layout" svg:width="5.7cm" svg:height="2.5cm" svg:x="46.3cm" svg:y="16.9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84" draw:end-glue-point="0" svg:d="M41950 14200v1400h7200v1300" svg:viewBox="0 0 7201 2701">
          <text:p/>
        </draw:connector>
        <draw:custom-shape draw:style-name="gr6" draw:text-style-name="P2" xml:id="id85" draw:id="id85" draw:layer="Layer4" svg:width="4cm" svg:height="2cm" svg:x="21.2cm" svg:y="30.6cm">
          <text:p text:style-name="P1"><text:span text:style-name="T1">RELEASE</text:span></text:p>
          <text:p text:style-name="P1"><text:span text:style-name="T1">REG-T-X-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draw:line-skew="0.2cm" svg:x1="27.8cm" svg:y1="28.2cm" svg:x2="23.2cm" svg:y2="30.6cm" draw:end-shape="id85" draw:end-glue-point="0" svg:d="M27800 28200v1150h-4600v1250" svg:viewBox="0 0 4601 2401">
          <text:p/>
        </draw:connector>
        <draw:custom-shape draw:style-name="gr3" draw:text-style-name="P2" draw:layer="Layer4" svg:width="5.3cm" svg:height="2cm" svg:x="14.9cm" svg:y="33.6cm">
          <text:p text:style-name="P1"><text:span text:style-name="T1">REG-T-X-E-CUIT. &lt;-- CUIT</text:span></text:p>
          <text:p text:style-name="P1"><text:span text:style-name="T1">REG-T-X-E-RAZON. &lt;-- REG-KEY-RAZON</text:span></text:p>
          <text:p text:style-name="P1"><text:span text:style-name="T1">REG-T-X-E-FECHA &lt;-- REG-KEY-FECHA</text:span></text:p>
          <text:p text:style-name="P1"><text:span text:style-name="T1">REG-T-X-E-COD-CONS &lt;-- REG-KEY-COD</text:span></text:p>
          <text:p text:style-name="P1"><text:span text:style-name="T1">REG-T-X-E-HORAS &lt;-- REG-TIMES-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6" draw:id="id86" draw:layer="Layer4" svg:width="4.8cm" svg:height="2cm" svg:x="26.8cm" svg:y="30.6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draw:line-skew="0.2cm" svg:x1="27.8cm" svg:y1="28.2cm" svg:x2="29.2cm" svg:y2="30.6cm" draw:end-shape="id86" draw:end-glue-point="0" svg:d="M27800 28200v1150h1400v1250" svg:viewBox="0 0 1401 2401">
          <text:p/>
        </draw:connector>
        <draw:custom-shape draw:style-name="gr3" draw:text-style-name="P2" draw:layer="Layer4" svg:width="5.3cm" svg:height="2cm" svg:x="26.7cm" svg:y="32.3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1" draw:text-style-name="P2" xml:id="id87" draw:id="id87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8" draw:id="id88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87" draw:start-glue-point="2" draw:end-shape="id88" draw:end-glue-point="0" svg:d="M20000 3000v1000" svg:viewBox="0 0 1 1001">
          <text:p/>
        </draw:connector>
        <draw:custom-shape draw:style-name="gr1" draw:text-style-name="P2" xml:id="id89" draw:id="id89" draw:layer="layout" svg:width="4cm" svg:height="2cm" svg:x="7cm" svg:y="8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9cm" svg:y2="8cm" draw:start-shape="id88" draw:start-glue-point="2" draw:end-shape="id89" draw:end-glue-point="0" svg:d="M20000 6000v1000h-11000v1000" svg:viewBox="0 0 11001 2001">
          <text:p/>
        </draw:connector>
        <draw:custom-shape draw:style-name="gr1" draw:text-style-name="P2" xml:id="id90" draw:id="id90" draw:layer="layout" svg:width="5.7cm" svg:height="2.5cm" svg:x="13.2cm" svg:y="12.1cm">
          <text:p text:style-name="P1"><text:span text:style-name="T1">LEER ARCHIVO</text:span></text:p>
          <text:p text:style-name="P1"><text:span text:style-name="T1">TRABAJOS X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7.2cm" svg:y1="10cm" svg:x2="16.05cm" svg:y2="12.1cm" draw:end-shape="id90" draw:end-glue-point="0" svg:d="M27200 10000v800h-11150v1300" svg:viewBox="0 0 11151 2101">
          <text:p/>
        </draw:connector>
        <draw:custom-shape draw:style-name="gr1" draw:text-style-name="P2" xml:id="id91" draw:id="id91" draw:layer="layout" svg:width="4cm" svg:height="2cm" svg:x="25.2cm" svg:y="8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27.2cm" svg:y2="8cm" draw:start-shape="id88" draw:start-glue-point="2" draw:end-shape="id91" draw:end-glue-point="0" svg:d="M20000 6000v1000h7200v1000" svg:viewBox="0 0 7201 2001">
          <text:p/>
        </draw:connector>
        <draw:custom-shape draw:style-name="gr3" draw:text-style-name="P2" draw:layer="Layer4" svg:width="5.3cm" svg:height="2cm" svg:x="13.4cm" svg:y="14.5cm">
          <text:p text:style-name="P1"><text:span text:style-name="T1">ES EL ARCHIVO DEL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3" draw:id="id93" draw:layer="layout" svg:width="5.7cm" svg:height="2.5cm" svg:x="23.2cm" svg:y="12cm">
          <text:p text:style-name="P1"><text:span text:style-name="T1">PROCESAR 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er4" svg:width="1.4cm" svg:height="2.1cm" svg:x="27.9cm" svg:y="11.7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8.7cm" svg:y="11.7cm">
          <text:p text:style-name="P1"><text:span text:style-name="T1">H/ EOF ARCHIVO 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94" draw:id="id94" draw:layer="Layer4" svg:width="4cm" svg:height="2cm" svg:x="24.1cm" svg:y="15.7cm">
          <text:p text:style-name="P1"><text:span text:style-name="T1">LOGICA CORTE</text:span></text:p>
          <text:p text:style-name="P1"><text:span text:style-name="T1">DE </text:span></text:p>
          <text:p text:style-name="P1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2" draw:id="id92" draw:layer="layout" svg:width="5.7cm" svg:height="2.5cm" svg:x="46.3cm" svg:y="16.9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92" draw:end-glue-point="0" svg:d="M41950 14200v1400h7200v1300" svg:viewBox="0 0 7201 2701">
          <text:p/>
        </draw:connector>
        <draw:connector draw:style-name="gr9" draw:text-style-name="P1" draw:layer="Layer4" draw:line-skew="-0.2cm" svg:x1="26.05cm" svg:y1="12cm" svg:x2="27.2cm" svg:y2="10cm" draw:start-shape="id93" draw:start-glue-point="0" draw:end-shape="id91" draw:end-glue-point="2" svg:d="M26050 12000v-1200h1150v-800" svg:viewBox="0 0 1151 2001">
          <text:p/>
        </draw:connector>
        <draw:connector draw:style-name="gr9" draw:text-style-name="P1" draw:layer="Layer4" svg:x1="26.1cm" svg:y1="15.7cm" svg:x2="26.05cm" svg:y2="14.5cm" draw:start-shape="id94" draw:start-glue-point="0" draw:end-shape="id93" draw:end-glue-point="2" svg:d="M26100 15700v-600h-50v-600" svg:viewBox="0 0 51 1201">
          <text:p/>
        </draw:connector>
      </draw:page>
      <draw:page draw:name="page5" draw:style-name="dp1" draw:master-page-name="Predeterminado">
        <draw:custom-shape draw:style-name="gr1" draw:text-style-name="P2" xml:id="id95" draw:id="id95" draw:layer="layout" svg:width="6.2cm" svg:height="2cm" svg:x="14.7cm" svg:y="1.5cm">
          <text:p text:style-name="P1"><text:span text:style-name="T1">SUBRUTINA-EMPRESA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6" draw:id="id96" draw:layer="layout" svg:width="4cm" svg:height="2cm" svg:x="3.2cm" svg:y="5.7cm"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97" draw:id="id97" draw:layer="layout" svg:width="4cm" svg:height="2cm" svg:x="3.2cm" svg:y="8.9cm">
          <text:p text:style-name="P1"><text:span text:style-name="T1">AB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5.2cm" svg:y2="5.7cm" draw:start-shape="id95" draw:start-glue-point="2" draw:end-shape="id96" draw:end-glue-point="0" svg:d="M17800 3500v1100h-12600v1100" svg:viewBox="0 0 12601 2201">
          <text:p/>
        </draw:connector>
        <draw:connector draw:style-name="gr5" draw:text-style-name="P1" draw:layer="layout" svg:x1="5.2cm" svg:y1="7.7cm" svg:x2="5.2cm" svg:y2="8.9cm" draw:start-shape="id96" draw:start-glue-point="2" draw:end-shape="id97" draw:end-glue-point="0" svg:d="M5200 7700v1200" svg:viewBox="0 0 1 1201">
          <text:p/>
        </draw:connector>
        <draw:custom-shape draw:style-name="gr6" draw:text-style-name="P2" xml:id="id98" draw:id="id98" draw:layer="layout" svg:width="4cm" svg:height="2cm" svg:x="1.1cm" svg:y="12.1cm">
          <text:p text:style-name="P1"><text:span text:style-name="T1">OPEN <text:s/>I </text:span></text:p>
          <text:p text:style-name="P1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2cm" svg:y1="10.9cm" svg:x2="3.1cm" svg:y2="12.1cm" draw:start-shape="id97" draw:start-glue-point="2" draw:end-shape="id98" draw:end-glue-point="0" svg:d="M5200 10900v600h-2100v600" svg:viewBox="0 0 2101 1201">
          <text:p/>
        </draw:connector>
        <draw:custom-shape draw:style-name="gr3" draw:text-style-name="P2" draw:layer="layout" svg:width="6.2cm" svg:height="2cm" svg:x="20.5cm" svg:y="1.6cm">
          <text:p text:style-name="P1"><text:span text:style-name="T1">USING </text:span></text:p>
          <text:p text:style-name="P1"><text:span text:style-name="T1">COD-OPER, CUIT,</text:span></text:p>
          <text:p text:style-name="P1"><text:span text:style-name="T1">RAZON-SOCIAL,</text:span></text:p>
          <text:p text:style-name="P1"><text:span text:style-name="T1">COD-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99" draw:id="id99" draw:layer="layout" svg:width="4cm" svg:height="2cm" svg:x="14.5cm" svg:y="5.7cm"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00" draw:id="id100" draw:layer="layout" svg:width="4cm" svg:height="2cm" svg:x="14.5cm" svg:y="8.9cm">
          <text:p text:style-name="P1"><text:span text:style-name="T1">CER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16.5cm" svg:y2="5.7cm" draw:start-shape="id95" draw:start-glue-point="2" draw:end-shape="id99" draw:end-glue-point="0" svg:d="M17800 3500v1100h-1300v1100" svg:viewBox="0 0 1301 2201">
          <text:p/>
        </draw:connector>
        <draw:connector draw:style-name="gr5" draw:text-style-name="P1" draw:layer="layout" svg:x1="16.5cm" svg:y1="7.7cm" svg:x2="16.5cm" svg:y2="8.9cm" draw:start-shape="id99" draw:start-glue-point="2" draw:end-shape="id100" draw:end-glue-point="0" svg:d="M16500 7700v1200" svg:viewBox="0 0 1 1201">
          <text:p/>
        </draw:connector>
        <draw:custom-shape draw:style-name="gr6" draw:text-style-name="P2" xml:id="id101" draw:id="id101" draw:layer="layout" svg:width="4cm" svg:height="2cm" svg:x="12.1cm" svg:y="12.1cm">
          <text:p text:style-name="P1"><text:span text:style-name="T1">CLOSE</text:span></text:p>
          <text:p text:style-name="P1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5cm" svg:y1="10.9cm" svg:x2="14.1cm" svg:y2="12.1cm" draw:start-shape="id100" draw:start-glue-point="2" draw:end-shape="id101" draw:end-glue-point="0" svg:d="M16500 10900v600h-2400v600" svg:viewBox="0 0 2401 1201">
          <text:p/>
        </draw:connector>
        <draw:custom-shape draw:style-name="gr4" draw:text-style-name="P2" draw:layer="layout" svg:width="4cm" svg:height="0.4cm" svg:x="14.5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14.5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02" draw:id="id102" draw:layer="layout" svg:width="4cm" svg:height="2cm" svg:x="26.5cm" svg:y="5.7cm"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03" draw:id="id103" draw:layer="layout" svg:width="4cm" svg:height="2cm" svg:x="26.5cm" svg:y="8.9cm">
          <text:p text:style-name="P1"><text:span text:style-name="T1">L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28.5cm" svg:y2="5.7cm" draw:start-shape="id95" draw:start-glue-point="2" draw:end-shape="id102" draw:end-glue-point="0" svg:d="M17800 3500v1100h10700v1100" svg:viewBox="0 0 10701 2201">
          <text:p/>
        </draw:connector>
        <draw:connector draw:style-name="gr5" draw:text-style-name="P1" draw:layer="layout" svg:x1="28.5cm" svg:y1="7.7cm" svg:x2="28.5cm" svg:y2="8.9cm" draw:start-shape="id102" draw:start-glue-point="2" draw:end-shape="id103" draw:end-glue-point="0" svg:d="M28500 7700v1200" svg:viewBox="0 0 1 1201">
          <text:p/>
        </draw:connector>
        <draw:custom-shape draw:style-name="gr6" draw:text-style-name="P2" xml:id="id104" draw:id="id104" draw:layer="layout" svg:width="4cm" svg:height="3cm" svg:x="21.7cm" svg:y="12.1cm">
          <text:p text:style-name="P1"><text:span text:style-name="T1">REG-EMP-CUIT</text:span></text:p>
          <text:p text:style-name="P1"><text:span text:style-name="T1">←</text:span></text:p>
          <text:p text:style-name="P1"><text:span text:style-name="T1">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3.7cm" svg:y2="12.1cm" draw:start-shape="id103" draw:start-glue-point="2" draw:end-shape="id104" draw:end-glue-point="0" svg:d="M28500 10900v600h-4800v600" svg:viewBox="0 0 4801 1201">
          <text:p/>
        </draw:connector>
        <draw:custom-shape draw:style-name="gr4" draw:text-style-name="P2" draw:layer="layout" svg:width="4cm" svg:height="0.4cm" svg:x="26.5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26.5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05" draw:id="id105" draw:layer="layout" svg:width="4.9cm" svg:height="3cm" svg:x="26.1cm" svg:y="12.1cm">
          <text:p text:style-name="P1"><text:span text:style-name="T1">READ </text:span></text:p>
          <text:p text:style-name="P1"><text:span text:style-name="T1">ARCH-EMP-IDX</text:span></text:p>
          <text:p text:style-name="P1"><text:span text:style-name="T1">RECORD KEY IS </text:span></text:p>
          <text:p text:style-name="P1"><text:span text:style-name="T1">REG-EMP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8.55cm" svg:y2="12.1cm" draw:start-shape="id103" draw:start-glue-point="2" draw:end-shape="id105" draw:end-glue-point="0" svg:d="M28500 10900v600h50v600" svg:viewBox="0 0 51 1201">
          <text:p/>
        </draw:connector>
        <draw:custom-shape draw:style-name="gr6" draw:text-style-name="P2" xml:id="id106" draw:id="id106" draw:layer="layout" svg:width="4cm" svg:height="2.6cm" svg:x="31.6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3.6cm" svg:y2="12.1cm" draw:start-shape="id103" draw:end-shape="id106" draw:end-glue-point="0" svg:d="M28500 10900v600h5100v600" svg:viewBox="0 0 5101 1201">
          <text:p/>
        </draw:connector>
        <draw:custom-shape draw:style-name="gr3" draw:text-style-name="P2" draw:layer="layout" svg:width="5.3cm" svg:height="2cm" svg:x="26.2cm" svg:y="14.9cm">
          <text:p text:style-name="P1"><text:span text:style-name="T1">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07" draw:id="id107" draw:layer="layout" svg:width="4cm" svg:height="2cm" svg:x="5.6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5.2cm" svg:y1="10.9cm" svg:x2="7.6cm" svg:y2="12.1cm" draw:end-shape="id107" draw:end-glue-point="0" svg:d="M5200 10900v600h2400v600" svg:viewBox="0 0 2401 1201">
          <text:p/>
        </draw:connector>
        <draw:custom-shape draw:style-name="gr6" draw:text-style-name="P2" xml:id="id108" draw:id="id108" draw:layer="layout" svg:width="4cm" svg:height="2cm" svg:x="16.4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16.5cm" svg:y1="10.9cm" svg:x2="18.4cm" svg:y2="12.1cm" draw:end-shape="id108" draw:end-glue-point="0" svg:d="M16500 10900v600h1900v600" svg:viewBox="0 0 1901 1201">
          <text:p/>
        </draw:connector>
        <draw:custom-shape draw:style-name="gr4" draw:text-style-name="P2" draw:layer="layout" svg:width="4cm" svg:height="2cm" svg:x="8.8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0" draw:id="id110" draw:layer="layout" svg:width="4cm" svg:height="2cm" svg:x="14.6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4cm" svg:y1="19.4cm" svg:x2="16.6cm" svg:y2="20.5cm" draw:start-shape="id109" draw:start-glue-point="2" draw:end-shape="id110" draw:end-glue-point="0" svg:d="M14000 19400v550h2600v550" svg:viewBox="0 0 2601 1101">
          <text:p/>
        </draw:connector>
        <draw:custom-shape draw:style-name="gr6" draw:text-style-name="P2" xml:id="id111" draw:id="id111" draw:layer="layout" svg:width="4cm" svg:height="2cm" svg:x="14.6cm" svg:y="24.7cm">
          <text:p text:style-name="P1"><text:span text:style-name="T1">COD-ERROR</text:span></text:p>
          <text:p text:style-name="P1"><text:span text:style-name="T1">←</text:span></text:p>
          <text:p text:style-name="P1"><text:span text:style-name="T1">'Z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6cm" svg:y1="22.5cm" svg:x2="16.6cm" svg:y2="24.7cm" draw:start-shape="id110" draw:start-glue-point="2" draw:end-shape="id111" draw:end-glue-point="0" svg:d="M16600 22500v2200" svg:viewBox="0 0 1 2201">
          <text:p/>
        </draw:connector>
        <draw:custom-shape draw:style-name="gr4" draw:text-style-name="P2" xml:id="id114" draw:id="id114" draw:layer="layout" svg:width="4cm" svg:height="0.4cm" svg:x="8.8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2" draw:id="id112" draw:layer="layout" svg:width="4cm" svg:height="0.4cm" svg:x="8.8cm" svg:y="22.1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13" draw:id="id113" draw:layer="layout" svg:width="4cm" svg:height="2cm" svg:x="8.8cm" svg:y="24.7cm">
          <text:p text:style-name="P1"><text:span text:style-name="T1">COD-ERROR</text:span></text:p>
          <text:p text:style-name="P1"><text:span text:style-name="T1">←</text:span></text:p>
          <text:p text:style-name="P1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2.5cm" svg:x2="10.8cm" svg:y2="24.7cm" draw:start-shape="id112" draw:start-glue-point="2" draw:end-shape="id113" draw:end-glue-point="0" svg:d="M10800 22500v2200" svg:viewBox="0 0 1 2201">
          <text:p/>
        </draw:connector>
        <draw:custom-shape draw:style-name="gr6" draw:text-style-name="P2" xml:id="id109" draw:id="id109" draw:layer="layout" svg:width="4cm" svg:height="2cm" svg:x="12cm" svg:y="17.4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0.5cm" svg:x2="14cm" svg:y2="19.4cm" draw:start-shape="id114" draw:start-glue-point="0" draw:end-shape="id109" draw:end-glue-point="2" svg:d="M10800 20500v-550h3200v-550" svg:viewBox="0 0 3201 1101">
          <text:p/>
        </draw:connector>
        <draw:custom-shape draw:style-name="gr6" draw:text-style-name="P2" xml:id="id115" draw:id="id115" draw:layer="layout" svg:width="5cm" svg:height="2.6cm" svg:x="35.9cm" svg:y="12.1cm">
          <text:p text:style-name="P1"><text:span text:style-name="T1">COD-ERROR 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8.4cm" svg:y2="12.1cm" draw:start-shape="id103" draw:start-glue-point="2" draw:end-shape="id115" svg:d="M28500 10900v600h9900v600" svg:viewBox="0 0 9901 1201">
          <text:p/>
        </draw:connector>
        <draw:custom-shape draw:style-name="gr4" draw:text-style-name="P2" draw:layer="layout" svg:width="4cm" svg:height="2cm" svg:x="36.4cm" svg:y="1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8" draw:id="id118" draw:layer="layout" svg:width="4cm" svg:height="0.4cm" svg:x="36.4cm" svg:y="1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6" draw:id="id116" draw:layer="layout" svg:width="4cm" svg:height="0.4cm" svg:x="36.4cm" svg:y="18.9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17" draw:id="id117" draw:layer="layout" svg:width="4.9cm" svg:height="2cm" svg:x="35.9cm" svg:y="21.5cm">
          <text:p text:style-name="P1"><text:span text:style-name="T1">RAZON-SOCIAL</text:span></text:p>
          <text:p text:style-name="P1"><text:span text:style-name="T1">←</text:span></text:p>
          <text:p text:style-name="P1"><text:span text:style-name="T1">REG-EMP-RA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8.4cm" svg:y1="19.3cm" svg:x2="38.35cm" svg:y2="21.5cm" draw:start-shape="id116" draw:start-glue-point="2" draw:end-shape="id117" draw:end-glue-point="0" svg:d="M38400 19300v1100h-50v1100" svg:viewBox="0 0 51 2201">
          <text:p/>
        </draw:connector>
        <draw:connector draw:style-name="gr5" draw:text-style-name="P1" draw:layer="layout" svg:x1="38.4cm" svg:y1="17.3cm" svg:x2="38.4cm" svg:y2="14.7cm" draw:start-shape="id118" draw:start-glue-point="0" draw:end-shape="id115" draw:end-glue-point="2" svg:d="M38400 17300v-2600" svg:viewBox="0 0 1 2601">
          <text:p/>
        </draw:connector>
        <draw:custom-shape draw:style-name="gr3" draw:text-style-name="P5" draw:layer="Layer4" svg:width="0.9cm" svg:height="1.3cm" svg:x="12.1cm" svg:y="20.1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er4" svg:width="0.9cm" svg:height="1.3cm" svg:x="39.6cm" svg:y="16.8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er4" svg:width="0.9cm" svg:height="1.3cm" svg:x="29.8cm" svg:y="5.3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er4" svg:width="0.9cm" svg:height="1.3cm" svg:x="6.6cm" svg:y="5.2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er4" svg:width="0.9cm" svg:height="1.3cm" svg:x="17.8cm" svg:y="5.3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er4" svg:x1="14.6cm" svg:y1="22.5cm" svg:x2="18.5cm" svg:y2="20.6cm">
          <text:p/>
        </draw:line>
        <officeooo:annotation svg:x="0cm" svg:y="0cm">
          <dc:date>2015-06-29T09:58:08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6-29T16:56:14.211691710</dc:date>
    <meta:editing-duration>PT8H51M4S</meta:editing-duration>
    <meta:editing-cycles>75</meta:editing-cycles>
    <meta:generator>LibreOffice/4.2.8.2$Linux_x86 LibreOffice_project/420m0$Build-2</meta:generator>
    <meta:document-statistic meta:object-count="266"/>
  </office:meta>
</office:document-meta>
</file>